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fo:font-weight="bold" officeooo:rsid="009eed99" officeooo:paragraph-rsid="00b2c26b" style:font-weight-asian="bold" style:font-weight-complex="bold"/>
    </style:style>
    <style:style style:name="P17" style:family="paragraph" style:parent-style-name="Standard">
      <style:text-properties fo:color="#000000" fo:font-weight="bold" officeooo:rsid="00accaed" officeooo:paragraph-rsid="00accaed" style:font-weight-asian="bold" style:font-weight-complex="bold"/>
    </style:style>
    <style:style style:name="P18" style:family="paragraph" style:parent-style-name="Standard">
      <style:text-properties fo:color="#000000" fo:font-weight="bold" officeooo:rsid="0135d409" officeooo:paragraph-rsid="0135d409" style:font-weight-asian="bold" style:font-weight-complex="bold"/>
    </style:style>
    <style:style style:name="P19" style:family="paragraph" style:parent-style-name="Standard">
      <style:text-properties fo:color="#000000" fo:font-weight="bold" officeooo:rsid="0135c402" officeooo:paragraph-rsid="0135d409" style:font-weight-asian="bold" style:font-weight-complex="bold"/>
    </style:style>
    <style:style style:name="P20" style:family="paragraph" style:parent-style-name="Standard">
      <style:text-properties fo:color="#000000" officeooo:rsid="0054b363" officeooo:paragraph-rsid="0054b363"/>
    </style:style>
    <style:style style:name="P21" style:family="paragraph" style:parent-style-name="Standard">
      <style:text-properties fo:color="#000000" officeooo:rsid="0055fa11" officeooo:paragraph-rsid="0056c316"/>
    </style:style>
    <style:style style:name="P22" style:family="paragraph" style:parent-style-name="Standard">
      <style:text-properties fo:color="#000000" officeooo:rsid="0058b3e6" officeooo:paragraph-rsid="00594da8"/>
    </style:style>
    <style:style style:name="P23" style:family="paragraph" style:parent-style-name="Standard">
      <style:text-properties fo:color="#000000" officeooo:rsid="005babab" officeooo:paragraph-rsid="005e26d4"/>
    </style:style>
    <style:style style:name="P24" style:family="paragraph" style:parent-style-name="Standard">
      <style:text-properties fo:color="#000000" officeooo:rsid="006290da"/>
    </style:style>
    <style:style style:name="P25" style:family="paragraph" style:parent-style-name="Standard">
      <style:text-properties fo:color="#000000" officeooo:rsid="006290da" officeooo:paragraph-rsid="00695421"/>
    </style:style>
    <style:style style:name="P26" style:family="paragraph" style:parent-style-name="Standard">
      <style:text-properties fo:color="#000000" fo:font-style="italic" officeooo:rsid="008db68f" officeooo:paragraph-rsid="008db68f" style:font-style-asian="italic" style:font-style-complex="italic"/>
    </style:style>
    <style:style style:name="P27" style:family="paragraph" style:parent-style-name="Standard">
      <style:text-properties fo:color="#000000" fo:font-style="italic" officeooo:rsid="008e3828" officeooo:paragraph-rsid="008e3828" style:font-style-asian="italic" style:font-style-complex="italic"/>
    </style:style>
    <style:style style:name="P28" style:family="paragraph" style:parent-style-name="Standard">
      <style:text-properties fo:color="#000000" fo:font-style="italic" officeooo:rsid="00653c3a" officeooo:paragraph-rsid="00695421" style:font-style-asian="italic" style:font-style-complex="italic"/>
    </style:style>
    <style:style style:name="P29" style:family="paragraph" style:parent-style-name="Standard">
      <style:text-properties fo:color="#000000" fo:font-style="italic" officeooo:rsid="00d1fd17" officeooo:paragraph-rsid="00d1fd17" style:font-style-asian="italic" style:font-style-complex="italic"/>
    </style:style>
    <style:style style:name="P30" style:family="paragraph" style:parent-style-name="Standard">
      <style:text-properties fo:color="#000000" fo:font-style="italic" officeooo:rsid="01144b1a" officeooo:paragraph-rsid="01144b1a" style:font-style-asian="italic" style:font-style-complex="italic"/>
    </style:style>
    <style:style style:name="P31" style:family="paragraph" style:parent-style-name="Standard">
      <style:text-properties fo:color="#000000" fo:font-style="italic" officeooo:rsid="011648f8" officeooo:paragraph-rsid="011648f8" style:font-style-asian="italic" style:font-style-complex="italic"/>
    </style:style>
    <style:style style:name="P32" style:family="paragraph" style:parent-style-name="Standard">
      <style:text-properties fo:color="#000000" fo:font-style="italic" officeooo:rsid="01330f65" officeooo:paragraph-rsid="0135d409" style:font-style-asian="italic" style:font-style-complex="italic"/>
    </style:style>
    <style:style style:name="P33" style:family="paragraph" style:parent-style-name="Standard">
      <style:text-properties fo:color="#000000" officeooo:rsid="006b7058" officeooo:paragraph-rsid="006b7058"/>
    </style:style>
    <style:style style:name="P34" style:family="paragraph" style:parent-style-name="Standard">
      <style:text-properties fo:color="#000000" officeooo:rsid="0079f672" officeooo:paragraph-rsid="007f6e19"/>
    </style:style>
    <style:style style:name="P35" style:family="paragraph" style:parent-style-name="Standard">
      <style:text-properties fo:color="#000000" officeooo:rsid="008d8f3e" officeooo:paragraph-rsid="008d8f3e"/>
    </style:style>
    <style:style style:name="P36" style:family="paragraph" style:parent-style-name="Standard">
      <style:text-properties fo:color="#000000" officeooo:rsid="008d8f3e" officeooo:paragraph-rsid="0135d409"/>
    </style:style>
    <style:style style:name="P37"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38"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41" style:family="paragraph" style:parent-style-name="Standard">
      <style:text-properties fo:color="#000000" fo:font-style="normal" officeooo:rsid="007592cf" officeooo:paragraph-rsid="007921af" style:font-style-asian="normal" style:font-style-complex="normal"/>
    </style:style>
    <style:style style:name="P42" style:family="paragraph" style:parent-style-name="Standard">
      <style:text-properties fo:color="#000000" officeooo:rsid="00594da8" officeooo:paragraph-rsid="00594da8"/>
    </style:style>
    <style:style style:name="P43" style:family="paragraph" style:parent-style-name="Standard">
      <style:text-properties fo:color="#000000" officeooo:rsid="00a9cf36" officeooo:paragraph-rsid="00a9cf36"/>
    </style:style>
    <style:style style:name="P44" style:family="paragraph" style:parent-style-name="Standard">
      <style:text-properties fo:color="#000000" officeooo:rsid="00a3f020" officeooo:paragraph-rsid="00ae9a87"/>
    </style:style>
    <style:style style:name="P45" style:family="paragraph" style:parent-style-name="Standard">
      <style:text-properties fo:color="#000000" officeooo:rsid="00b7108b" officeooo:paragraph-rsid="00b7108b"/>
    </style:style>
    <style:style style:name="P46" style:family="paragraph" style:parent-style-name="Standard">
      <style:text-properties fo:color="#000000" officeooo:rsid="00be0a9b" officeooo:paragraph-rsid="00be0a9b"/>
    </style:style>
    <style:style style:name="P47" style:family="paragraph" style:parent-style-name="Standard">
      <style:text-properties fo:color="#000000" officeooo:rsid="00c69ca3" officeooo:paragraph-rsid="00c9a482"/>
    </style:style>
    <style:style style:name="P48" style:family="paragraph" style:parent-style-name="Standard">
      <style:text-properties fo:color="#000000" officeooo:rsid="00d57b89" officeooo:paragraph-rsid="00d57b89"/>
    </style:style>
    <style:style style:name="P49" style:family="paragraph" style:parent-style-name="Standard">
      <style:text-properties fo:color="#000000" officeooo:rsid="00de5743" officeooo:paragraph-rsid="00f42424"/>
    </style:style>
    <style:style style:name="P50" style:family="paragraph" style:parent-style-name="Standard">
      <style:text-properties fo:color="#000000" officeooo:rsid="00d32d26" officeooo:paragraph-rsid="00f42424"/>
    </style:style>
    <style:style style:name="P51" style:family="paragraph" style:parent-style-name="Standard">
      <style:text-properties fo:color="#000000" officeooo:rsid="00f77f90" officeooo:paragraph-rsid="00f77f90"/>
    </style:style>
    <style:style style:name="P52" style:family="paragraph" style:parent-style-name="Standard">
      <style:text-properties fo:color="#000000" officeooo:rsid="00f8c660" officeooo:paragraph-rsid="00f8c660"/>
    </style:style>
    <style:style style:name="P53" style:family="paragraph" style:parent-style-name="Standard">
      <style:text-properties fo:color="#000000" officeooo:rsid="00fa3fe5" officeooo:paragraph-rsid="00fa3fe5"/>
    </style:style>
    <style:style style:name="P54" style:family="paragraph" style:parent-style-name="Standard">
      <style:text-properties fo:color="#000000" officeooo:rsid="01330f65" officeooo:paragraph-rsid="01330f65"/>
    </style:style>
    <style:style style:name="P55" style:family="paragraph" style:parent-style-name="Standard">
      <style:text-properties fo:color="#000000" officeooo:rsid="01330f65" officeooo:paragraph-rsid="0135d409"/>
    </style:style>
    <style:style style:name="P56" style:family="paragraph" style:parent-style-name="Standard">
      <style:text-properties fo:color="#000000" officeooo:rsid="0135c402" officeooo:paragraph-rsid="01330f65"/>
    </style:style>
    <style:style style:name="P57" style:family="paragraph" style:parent-style-name="Standard">
      <style:text-properties fo:color="#000000" officeooo:rsid="0135c402" officeooo:paragraph-rsid="0135c402"/>
    </style:style>
    <style:style style:name="P58" style:family="paragraph" style:parent-style-name="Standard">
      <style:text-properties fo:color="#000000" officeooo:rsid="0135c402" officeooo:paragraph-rsid="0135d409"/>
    </style:style>
    <style:style style:name="P59" style:family="paragraph" style:parent-style-name="Standard">
      <style:text-properties officeooo:paragraph-rsid="0012edc0"/>
    </style:style>
    <style:style style:name="P60" style:family="paragraph" style:parent-style-name="Standard">
      <style:text-properties officeooo:paragraph-rsid="0016dabd"/>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tyle="italic" officeooo:rsid="009a0e6c" officeooo:paragraph-rsid="009a0e6c" style:font-style-asian="italic" style:font-style-complex="italic"/>
    </style:style>
    <style:style style:name="P63" style:family="paragraph" style:parent-style-name="Standard">
      <style:text-properties fo:font-style="italic" fo:font-weight="bold" officeooo:rsid="00e59140" officeooo:paragraph-rsid="00e59140" style:font-style-asian="italic" style:font-weight-asian="bold" style:font-style-complex="italic" style:font-weight-complex="bold"/>
    </style:style>
    <style:style style:name="P64" style:family="paragraph" style:parent-style-name="Standard">
      <style:text-properties officeooo:paragraph-rsid="00ae9a87"/>
    </style:style>
    <style:style style:name="P65" style:family="paragraph" style:parent-style-name="Standard">
      <style:text-properties officeooo:paragraph-rsid="0108fdc3"/>
    </style:style>
    <style:style style:name="P66" style:family="paragraph" style:parent-style-name="Standard">
      <style:text-properties fo:language="en" fo:country="none" officeooo:rsid="00e59140"/>
    </style:style>
    <style:style style:name="P67" style:family="paragraph" style:parent-style-name="Standard">
      <style:text-properties officeooo:rsid="01232b77" officeooo:paragraph-rsid="01232b77"/>
    </style:style>
    <style:style style:name="P68" style:family="paragraph" style:parent-style-name="Standard">
      <style:text-properties officeooo:rsid="0129f24c" officeooo:paragraph-rsid="0129f24c"/>
    </style:style>
    <style:style style:name="P69" style:family="paragraph" style:parent-style-name="Standard">
      <style:text-properties officeooo:rsid="0129f24c" officeooo:paragraph-rsid="012b053a"/>
    </style:style>
    <style:style style:name="P70" style:family="paragraph" style:parent-style-name="Standard">
      <style:text-properties officeooo:rsid="012ce9f1" officeooo:paragraph-rsid="012ce9f1"/>
    </style:style>
    <style:style style:name="P71" style:family="paragraph" style:parent-style-name="Standard">
      <style:text-properties officeooo:rsid="012b8bf0" officeooo:paragraph-rsid="012b8bf0"/>
    </style:style>
    <style:style style:name="P72" style:family="paragraph" style:parent-style-name="Standard">
      <style:text-properties officeooo:rsid="0137459d" officeooo:paragraph-rsid="0137459d"/>
    </style:style>
    <style:style style:name="P73" style:family="paragraph" style:parent-style-name="Standard">
      <style:text-properties officeooo:rsid="013cce24" officeooo:paragraph-rsid="013cce24"/>
    </style:style>
    <style:style style:name="P74" style:family="paragraph" style:parent-style-name="Text_20_body">
      <style:text-properties officeooo:paragraph-rsid="0117d8f4"/>
    </style:style>
    <style:style style:name="P75" style:family="paragraph" style:parent-style-name="Standard">
      <style:text-properties fo:language="en" fo:country="US" officeooo:rsid="000d2c06" officeooo:paragraph-rsid="000d2c06"/>
    </style:style>
    <style:style style:name="P76" style:family="paragraph" style:parent-style-name="Standard">
      <style:text-properties fo:language="en" fo:country="US" officeooo:rsid="013ee352" officeooo:paragraph-rsid="013ee352"/>
    </style:style>
    <style:style style:name="P77" style:family="paragraph" style:parent-style-name="Standard">
      <style:text-properties fo:language="en" fo:country="US" officeooo:rsid="0140c954" officeooo:paragraph-rsid="0140c954"/>
    </style:style>
    <style:style style:name="P78" style:family="paragraph" style:parent-style-name="Standard">
      <style:text-properties fo:language="en" fo:country="US" fo:font-weight="bold" officeooo:rsid="013ee352" officeooo:paragraph-rsid="013ee352" style:font-weight-asian="bold" style:font-weight-complex="bold"/>
    </style:style>
    <style:style style:name="P79" style:family="paragraph" style:parent-style-name="Standard">
      <style:text-properties fo:language="en" fo:country="US" fo:font-weight="bold" officeooo:rsid="0147b9ce" officeooo:paragraph-rsid="0147b9ce" style:font-weight-asian="bold" style:font-weight-complex="bold"/>
    </style:style>
    <style:style style:name="P80" style:family="paragraph" style:parent-style-name="Standard">
      <style:text-properties fo:language="en" fo:country="US" officeooo:rsid="0143357c" officeooo:paragraph-rsid="0143357c"/>
    </style:style>
    <style:style style:name="P81" style:family="paragraph" style:parent-style-name="Standard">
      <style:text-properties fo:language="en" fo:country="US" officeooo:rsid="0148975c" officeooo:paragraph-rsid="0148975c"/>
    </style:style>
    <style:style style:name="P82" style:family="paragraph" style:parent-style-name="Standard">
      <style:text-properties fo:language="en" fo:country="US" officeooo:rsid="014db703" officeooo:paragraph-rsid="014db703"/>
    </style:style>
    <style:style style:name="P83" style:family="paragraph" style:parent-style-name="Standard">
      <style:text-properties fo:language="en" fo:country="US" officeooo:rsid="014db703" officeooo:paragraph-rsid="015fb2c0"/>
    </style:style>
    <style:style style:name="P84" style:family="paragraph" style:parent-style-name="Standard">
      <style:text-properties fo:language="en" fo:country="US" officeooo:rsid="01565cd2" officeooo:paragraph-rsid="01565cd2"/>
    </style:style>
    <style:style style:name="P85" style:family="paragraph" style:parent-style-name="Standard">
      <style:text-properties officeooo:paragraph-rsid="0143357c"/>
    </style:style>
    <style:style style:name="P86" style:family="paragraph" style:parent-style-name="Standard">
      <style:text-properties officeooo:paragraph-rsid="0148975c"/>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language="en" fo:country="US" officeooo:rsid="0143357c"/>
    </style:style>
    <style:style style:name="T8" style:family="text">
      <style:text-properties fo:language="en" fo:country="US" officeooo:rsid="0148975c"/>
    </style:style>
    <style:style style:name="T9" style:family="text">
      <style:text-properties fo:color="#000000" style:text-underline-style="none"/>
    </style:style>
    <style:style style:name="T10" style:family="text">
      <style:text-properties fo:color="#000000" style:text-underline-style="none" officeooo:rsid="0013282e"/>
    </style:style>
    <style:style style:name="T11" style:family="text">
      <style:text-properties fo:color="#000000" fo:language="en" fo:country="none" style:text-underline-style="none"/>
    </style:style>
    <style:style style:name="T12" style:family="text">
      <style:text-properties fo:color="#000000" fo:language="en" fo:country="none" style:text-underline-style="none" officeooo:rsid="0012edc0"/>
    </style:style>
    <style:style style:name="T13" style:family="text">
      <style:text-properties fo:color="#000000" fo:language="en" fo:country="none" style:text-underline-style="none" officeooo:rsid="00124b6d"/>
    </style:style>
    <style:style style:name="T14" style:family="text">
      <style:text-properties fo:color="#000000" fo:language="en" fo:country="none" style:text-underline-style="none" officeooo:rsid="0013282e"/>
    </style:style>
    <style:style style:name="T15" style:family="text">
      <style:text-properties fo:color="#000000" fo:language="en" fo:country="US" style:text-underline-style="none" officeooo:rsid="001f1cde"/>
    </style:style>
    <style:style style:name="T16" style:family="text">
      <style:text-properties fo:color="#000000" fo:language="en" fo:country="US" style:text-underline-style="none" officeooo:rsid="002603cd"/>
    </style:style>
    <style:style style:name="T17" style:family="text">
      <style:text-properties fo:color="#000000" fo:language="en" fo:country="US" style:text-underline-style="none" officeooo:rsid="002a6b06"/>
    </style:style>
    <style:style style:name="T18" style:family="text">
      <style:text-properties fo:color="#000000" fo:language="en" fo:country="US" style:text-underline-style="none" officeooo:rsid="0023f438"/>
    </style:style>
    <style:style style:name="T19" style:family="text">
      <style:text-properties fo:color="#000000" fo:language="en" fo:country="US" style:text-underline-style="none" officeooo:rsid="002402cf"/>
    </style:style>
    <style:style style:name="T20" style:family="text">
      <style:text-properties fo:color="#000000" fo:language="en" fo:country="US" style:text-underline-style="none" officeooo:rsid="0025d709"/>
    </style:style>
    <style:style style:name="T21" style:family="text">
      <style:text-properties fo:color="#000000" fo:language="en" fo:country="US" style:text-underline-style="none" officeooo:rsid="002b08e0"/>
    </style:style>
    <style:style style:name="T22" style:family="text">
      <style:text-properties fo:color="#000000" fo:language="en" fo:country="US" style:text-underline-style="none" officeooo:rsid="0017fa18"/>
    </style:style>
    <style:style style:name="T23" style:family="text">
      <style:text-properties fo:color="#000000" fo:font-style="normal" officeooo:rsid="00771e7d" style:font-style-asian="normal" style:font-style-complex="normal"/>
    </style:style>
    <style:style style:name="T24" style:family="text">
      <style:text-properties fo:color="#000000" fo:font-style="normal" officeooo:rsid="007897a2" style:font-style-asian="normal" style:font-style-complex="normal"/>
    </style:style>
    <style:style style:name="T25" style:family="text">
      <style:text-properties fo:color="#000000" fo:font-style="normal" officeooo:rsid="007921af" style:font-style-asian="normal" style:font-style-complex="normal"/>
    </style:style>
    <style:style style:name="T26" style:family="text">
      <style:text-properties fo:color="#000000" fo:font-style="normal" officeooo:rsid="0074cbce" style:font-style-asian="normal" style:font-style-complex="normal"/>
    </style:style>
    <style:style style:name="T27" style:family="text">
      <style:text-properties fo:color="#000000" fo:font-style="normal" officeooo:rsid="0073d939" style:font-style-asian="normal" style:font-style-complex="normal"/>
    </style:style>
    <style:style style:name="T28" style:family="text">
      <style:text-properties fo:color="#000000" fo:font-style="normal" officeooo:rsid="007592cf" style:font-style-asian="normal" style:font-style-complex="normal"/>
    </style:style>
    <style:style style:name="T29" style:family="text">
      <style:text-properties fo:color="#000000" officeooo:rsid="00a86f3d"/>
    </style:style>
    <style:style style:name="T30" style:family="text">
      <style:text-properties fo:color="#000000" officeooo:rsid="00b7108b"/>
    </style:style>
    <style:style style:name="T31" style:family="text">
      <style:text-properties fo:color="#000000" officeooo:rsid="00b7bd9e"/>
    </style:style>
    <style:style style:name="T32" style:family="text">
      <style:text-properties fo:color="#000000" officeooo:rsid="0108fdc3"/>
    </style:style>
    <style:style style:name="T33" style:family="text">
      <style:text-properties fo:language="en" fo:country="none"/>
    </style:style>
    <style:style style:name="T34" style:family="text">
      <style:text-properties fo:language="en" fo:country="none" officeooo:rsid="00e59140"/>
    </style:style>
    <style:style style:name="T35" style:family="text">
      <style:text-properties fo:language="en" fo:country="none" officeooo:rsid="00e5d7e1"/>
    </style:style>
    <style:style style:name="T36" style:family="text">
      <style:text-properties fo:language="en" fo:country="none" officeooo:rsid="00e87436"/>
    </style:style>
    <style:style style:name="T37" style:family="text">
      <style:text-properties fo:language="en" fo:country="none" officeooo:rsid="010efe20"/>
    </style:style>
    <style:style style:name="T38" style:family="text">
      <style:text-properties fo:language="en" fo:country="none" officeooo:rsid="01110236"/>
    </style:style>
    <style:style style:name="T39" style:family="text">
      <style:text-properties fo:language="en" fo:country="none" officeooo:rsid="0111ce0b"/>
    </style:style>
    <style:style style:name="T40" style:family="text">
      <style:text-properties fo:language="en" fo:country="none" officeooo:rsid="01144b1a"/>
    </style:style>
    <style:style style:name="T41" style:family="text">
      <style:text-properties officeooo:rsid="001f1cde"/>
    </style:style>
    <style:style style:name="T42" style:family="text">
      <style:text-properties officeooo:rsid="003133ab"/>
    </style:style>
    <style:style style:name="T43" style:family="text">
      <style:text-properties officeooo:rsid="003baeef"/>
    </style:style>
    <style:style style:name="T44" style:family="text">
      <style:text-properties fo:font-style="italic" style:font-style-asian="italic" style:font-style-complex="italic"/>
    </style:style>
    <style:style style:name="T45" style:family="text">
      <style:text-properties fo:font-style="italic" officeooo:rsid="0064ccbb" style:font-style-asian="italic" style:font-style-complex="italic"/>
    </style:style>
    <style:style style:name="T46" style:family="text">
      <style:text-properties fo:font-style="italic" officeooo:rsid="00653c3a" style:font-style-asian="italic" style:font-style-complex="italic"/>
    </style:style>
    <style:style style:name="T47" style:family="text">
      <style:text-properties fo:font-style="italic" officeooo:rsid="00df1832" style:font-style-asian="italic" style:font-style-complex="italic"/>
    </style:style>
    <style:style style:name="T48" style:family="text">
      <style:text-properties fo:font-style="italic" officeooo:rsid="00f42424"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7592cf" style:font-style-asian="normal" style:font-style-complex="normal"/>
    </style:style>
    <style:style style:name="T51" style:family="text">
      <style:text-properties fo:font-style="normal" officeooo:rsid="007e06c6" style:font-style-asian="normal" style:font-style-complex="normal"/>
    </style:style>
    <style:style style:name="T52" style:family="text">
      <style:text-properties fo:font-style="normal" officeooo:rsid="007f6e19" style:font-style-asian="normal" style:font-style-complex="normal"/>
    </style:style>
    <style:style style:name="T53" style:family="text">
      <style:text-properties fo:font-style="normal" officeooo:rsid="007f8092" style:font-style-asian="normal" style:font-style-complex="normal"/>
    </style:style>
    <style:style style:name="T54" style:family="text">
      <style:text-properties fo:font-style="normal" officeooo:rsid="00802727" style:font-style-asian="normal" style:font-style-complex="normal"/>
    </style:style>
    <style:style style:name="T55" style:family="text">
      <style:text-properties fo:font-style="normal" officeooo:rsid="008374cd" style:font-style-asian="normal" style:font-style-complex="normal"/>
    </style:style>
    <style:style style:name="T56" style:family="text">
      <style:text-properties fo:font-style="normal" officeooo:rsid="00851737" style:font-style-asian="normal" style:font-style-complex="normal"/>
    </style:style>
    <style:style style:name="T57" style:family="text">
      <style:text-properties fo:font-style="normal" officeooo:rsid="00837291" style:font-style-asian="normal" style:font-style-complex="normal"/>
    </style:style>
    <style:style style:name="T58" style:family="text">
      <style:text-properties fo:font-style="normal" officeooo:rsid="008a132c" style:font-style-asian="normal" style:font-style-complex="normal"/>
    </style:style>
    <style:style style:name="T59" style:family="text">
      <style:text-properties officeooo:rsid="003fbc01"/>
    </style:style>
    <style:style style:name="T60" style:family="text">
      <style:text-properties officeooo:rsid="004dee0b"/>
    </style:style>
    <style:style style:name="T61" style:family="text">
      <style:text-properties officeooo:rsid="0056c316"/>
    </style:style>
    <style:style style:name="T62" style:family="text">
      <style:text-properties officeooo:rsid="005c9dfb"/>
    </style:style>
    <style:style style:name="T63" style:family="text">
      <style:text-properties officeooo:rsid="005f1817"/>
    </style:style>
    <style:style style:name="T64" style:family="text">
      <style:text-properties officeooo:rsid="0087ff48"/>
    </style:style>
    <style:style style:name="T65" style:family="text">
      <style:text-properties officeooo:rsid="0092b07a"/>
    </style:style>
    <style:style style:name="T66" style:family="text">
      <style:text-properties officeooo:rsid="009541ac"/>
    </style:style>
    <style:style style:name="T67" style:family="text">
      <style:text-properties officeooo:rsid="00963372"/>
    </style:style>
    <style:style style:name="T68" style:family="text">
      <style:text-properties officeooo:rsid="009d1297"/>
    </style:style>
    <style:style style:name="T69" style:family="text">
      <style:text-properties officeooo:rsid="00c115f5"/>
    </style:style>
    <style:style style:name="T70" style:family="text">
      <style:text-properties officeooo:rsid="00c726e2"/>
    </style:style>
    <style:style style:name="T71" style:family="text">
      <style:text-properties officeooo:rsid="00c8cfb0"/>
    </style:style>
    <style:style style:name="T72" style:family="text">
      <style:text-properties officeooo:rsid="00d1fd17"/>
    </style:style>
    <style:style style:name="T73" style:family="text">
      <style:text-properties officeooo:rsid="00d6cfe8"/>
    </style:style>
    <style:style style:name="T74" style:family="text">
      <style:text-properties officeooo:rsid="00f78863"/>
    </style:style>
    <style:style style:name="T75" style:family="text">
      <style:text-properties officeooo:rsid="00fb6208"/>
    </style:style>
    <style:style style:name="T76" style:family="text">
      <style:text-properties officeooo:rsid="0123304f"/>
    </style:style>
    <style:style style:name="T77" style:family="text">
      <style:text-properties officeooo:rsid="012b053a"/>
    </style:style>
    <style:style style:name="T78" style:family="text">
      <style:text-properties officeooo:rsid="012ba71c"/>
    </style:style>
    <style:style style:name="T79" style:family="text">
      <style:text-properties officeooo:rsid="012df6ec"/>
    </style:style>
    <style:style style:name="T80" style:family="text">
      <style:text-properties officeooo:rsid="01377710"/>
    </style:style>
    <style:style style:name="T81" style:family="text">
      <style:text-properties officeooo:rsid="013d4508"/>
    </style:style>
    <style:style style:name="T82" style:family="text">
      <style:text-properties officeooo:rsid="01422966"/>
    </style:style>
    <style:style style:name="T83" style:family="text">
      <style:text-properties officeooo:rsid="0142c3df"/>
    </style:style>
    <style:style style:name="T84" style:family="text">
      <style:text-properties officeooo:rsid="0144ec50"/>
    </style:style>
    <style:style style:name="T85" style:family="text">
      <style:text-properties officeooo:rsid="014943ad"/>
    </style:style>
    <style:style style:name="T86" style:family="text">
      <style:text-properties officeooo:rsid="014f94af"/>
    </style:style>
    <style:style style:name="T87" style:family="text">
      <style:text-properties officeooo:rsid="01516b9a"/>
    </style:style>
    <style:style style:name="T88" style:family="text">
      <style:text-properties officeooo:rsid="01574687"/>
    </style:style>
    <style:style style:name="T89" style:family="text">
      <style:text-properties officeooo:rsid="015acc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9">Title</text:p>
      <text:p text:style-name="P79"/>
      <text:p text:style-name="P2"/>
      <text:p text:style-name="P82"/>
      <text:p text:style-name="P83">The press of a button, c<text:span text:style-name="T85">reating a chain reaction, potentially ending hundreds of thousands life. During the Cold War the inhabitants of Earth were under constant threat of a full-scale nuclear war. One little mistake, or wrongful decision, could have changed the world were used to, forever.</text:span></text:p>
      <text:p text:style-name="P82"/>
      <text:p text:style-name="P84">This website chronicles development <text:span text:style-name="T88">and the history, up until current day , of the atomic bomb. Just scroll down to begin.</text:span></text:p>
      <text:p text:style-name="P2"/>
      <text:p text:style-name="P2"/>
      <text:p text:style-name="P78">About</text:p>
      <text:p text:style-name="P76"/>
      <text:p text:style-name="P76">Cruel Bombs is a school project made by Alexander Gottfridsson created between late 2013 and early 2014. <text:span text:style-name="T82">The website is constructed with HTML and CSS. The CSS has been generated using LESS.</text:span></text:p>
      <text:p text:style-name="P76"/>
      <text:p text:style-name="P77">The scroll techniques has been generated by a JavaScript-plugin called “skrollr”, created by GitHub user “Prinzhorn”. <text:span text:style-name="T83">The source of the images and video is Wikimedia Commons.</text:span></text:p>
      <text:p text:style-name="P85"><text:span text:style-name="T7"/></text:p>
      <text:p text:style-name="P86"><text:span text:style-name="T8">The main source of information is</text:span><text:span text:style-name="T5"> the documentaries “</text:span>Trinity and Beyond: The Atomic Bomb Movie” and “World's Biggest Bombs”, <text:span text:style-name="T84">and Wikipedia.</text:span></text:p>
      <text:p text:style-name="P80"/>
      <text:p text:style-name="P81"><text:s/></text:p>
      <text:p text:style-name="P76"/>
      <text:p text:style-name="P76"/>
      <text:p text:style-name="P76"/>
      <text:p text:style-name="P76"/>
      <text:p text:style-name="P2"/>
      <text:p text:style-name="P2"/>
      <text:p text:style-name="P2"/>
      <text:p text:style-name="P4"><text:span text:style-name="T5">The nuclear era started in 1933, when the European </text:span>physicist, <text:bookmark text:name="firstHeading"/><text:span text:style-name="T33">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9">Worried by the developments in </text:span><text:span text:style-name="T10">wartime</text:span><text:span text:style-name="T9"> Germany, </text:span><text:span text:style-name="T11">Szilárd wrote, </text:span><text:span text:style-name="T14">in August of 1939,</text:span><text:span text:style-name="T11"> a letter to the US President Franklin D. Roosevelt , signed by Albert Einstein, in which he warned of the danger that Germany might develop atomic bombs. </text:span></text:p>
      <text:p text:style-name="P10"/>
      <text:p text:style-name="P59"><text:span text:style-name="T13">The letter also encouraged the US to </text:span><text:span text:style-name="T1">initiate</text:span><text:span text:style-name="T13"> its own </text:span><text:span text:style-name="T12">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oft-page-break/><text:span text:style-name="T15">At the end of 1945, the project would have cost the </text:span><text:span text:style-name="T2">equivalent </text:span> <text:span text:style-name="T41">to </text:span><text:span text:style-name="T3">$24.5 billion. </text:span><text:span text:style-name="T4">Over 90% </text:span><text:s/><text:span text:style-name="T41">of the costs for constructing plants and produce the m</text:span>aterial needed to create the weapons. The average price for an “A-bomb” would have been around $6.5 billion in today’s value.</text:p>
      <text:p text:style-name="Standard"/>
      <text:p text:style-name="P60"><text:span text:style-name="T5">On July 16, 1945, the US would conduct the Worlds first ever detonation of a</text:span><text:span text:style-name="T22"> nuclear weapon at a testing ground in New Mexico. The test was codenamed “Trinity”.</text:span></text:p>
      <text:p text:style-name="P7"/>
      <text:p text:style-name="Standard"><text:span text:style-name="T18">The bomb, </text:span><text:span text:style-name="T16">similar to the ones who would later be dropped </text:span><text:span text:style-name="T17">on</text:span><text:span text:style-name="T16"> Hiroshima and Nagasaki</text:span><text:span text:style-name="T18">, named “The Gadget”, weight around 4500 kg, and was </text:span><text:span text:style-name="T21">suspended in</text:span><text:span text:style-name="T18"> the top of </text:span><text:span text:style-name="T19">a</text:span><text:span text:style-name="T18"> 30 meter high tower, </text:span><text:span text:style-name="T20">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42">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43">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4"/>
      <text:p text:style-name="P3"/>
      <text:p text:style-name="P3"><text:soft-page-break/></text:p>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5"><text:span text:style-name="T44">Operations Crossroads, </text:span><text:span text:style-name="T45">1946- </text:span><text:span text:style-name="T44"><text:s/></text:span><text:span text:style-name="T46">the first underwater nuclear explosion. </text:span></text:p>
      <text:p text:style-name="P28"/>
      <text:p text:style-name="P11">This idea was greatly opposed by many of the scientist who worked on the <text:span text:style-name="T59">original</text:span> bomb at Los Alamos. <text:span text:style-name="T59">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61">“I do not know how the Third World War will be fought, but I can tell you what they will use in the Fourth - rocks!” </text:p>
      <text:p text:style-name="P61"/>
      <text:p text:style-name="P62">Albert Einstein, 1948</text:p>
      <text:p text:style-name="P11"/>
      <text:p text:style-name="P20">With the ongoing Cold War, t<text:span text:style-name="T60">he promoters of the development says it would be inevitable in order to protect US citizens, when the Soviet Union was likely themselves to develop its own weapon.</text:span></text:p>
      <text:p text:style-name="P20"/>
      <text:p text:style-name="P21">But in response to the first Soviet atomic bomb <text:span text:style-name="T61">in 1949, President Harry Truman, gave the green light to the development of a thermonuclear weapon.</text:span></text:p>
      <text:p text:style-name="P21"/>
      <text:p text:style-name="P21"/>
      <text:p text:style-name="P12">The new <text:span text:style-name="T63">arms race</text:span></text:p>
      <text:p text:style-name="P22">The development <text:span text:style-name="T68">of the new weapon </text:span>were put into highest gear, and by the end of 1952, the US would conduct “Operation Ivy”, conducting the first tests with thermonuclear weapon. </text:p>
      <text:p text:style-name="P22"/>
      <text:p text:style-name="P42">The first, called “Mike”, was over 600 times more powerful than the bomb released over Hiroshima.</text:p>
      <text:p text:style-name="P22"/>
      <text:p text:style-name="P23">The Soviets, not be <text:span text:style-name="T62">outdone, starting designing its own thermonuclear weapon, and within a half year, they would have constructed and detonated, its very own thermonuclear weapon.</text:span></text:p>
      <text:p text:style-name="P23"/>
      <text:p text:style-name="Standard">In 1954 the US would detonate the Castle Bravo, the first practical thermonuclear weapon at the Bikini Atoll, Marshall Island  in the Pacific Ocean.<text:span text:style-name="T23"> W</text:span><text:span text:style-name="T24">ith a yield of 15 megaton, </text:span><text:span text:style-name="T23">it far exceeded </text:span><text:span text:style-name="T25">its d</text:span><text:span text:style-name="T26">esigned</text:span><text:span text:style-name="T27"> </text:span><text:span text:style-name="T26">yield </text:span><text:span text:style-name="T28">of 6 megatons.</text:span></text:p>
      <text:p text:style-name="P41"/>
      <text:p text:style-name="P34"><text:span text:style-name="T50">P</text:span><text:span text:style-name="T49">oor weather conditions caused a cloud of nuclear fallou</text:span><text:span text:style-name="T51">t </text:span><text:span text:style-name="T58">to drift</text:span><text:span text:style-name="T51">. </text:span><text:span text:style-name="T52">Over 200 natives of the Marshall Islands </text:span><text:span text:style-name="T53">were exposed to </text:span><text:span text:style-name="T54">significant amount of radiation. A</text:span><text:span text:style-name="T57">lso the crew of a nearby Japanese fishin</text:span><text:span text:style-name="T55">g</text:span><text:span text:style-name="T57"> boat, </text:span><text:span text:style-name="T56">returned suffering radiation sickness and skin burns. </text:span><text:span text:style-name="T64">The dangers of fallout now became aware to the public eye.</text:span></text:p>
      <text:p text:style-name="P23"/>
      <text:p text:style-name="P23"/>
      <text:p text:style-name="P15"/>
      <text:p text:style-name="P15"/>
      <text:p text:style-name="P17">Meanwhile in the Soviet Union...</text:p>
      <text:p text:style-name="P15"/>
      <text:p text:style-name="P64"><text:span text:style-name="T49">It wasn't just US who was interested in </text:span><text:span text:style-name="Emphasis"><text:span text:style-name="T49">weapons of mass destruction.</text:span></text:span><text:span text:style-name="T29"> <text:s/></text:span><text:span text:style-name="T30">Already during the early developments in </text:span><text:span text:style-name="T31">Los Alamos in the early 1940's, information was leaking to the Soviet Union. </text:span></text:p>
      <text:p text:style-name="P45"/>
      <text:p text:style-name="P46"><text:soft-page-break/><text:span text:style-name="T72">This came as a surprise for the US w</text:span>hen Soviet detonated its first nuclear weapon in August, 194<text:span text:style-name="T69">9</text:span>. <text:span text:style-name="T69">That was four years earlier than anyone in the US expected.</text:span></text:p>
      <text:p text:style-name="P35"/>
      <text:p text:style-name="P47">A<text:span text:style-name="T70">s a</text:span>lready mentioned, <text:span text:style-name="T71">this was the incident that convinced President Harry Truman do develop thermonuclear weapons, which also was the Soviets goal. Soviet would reach this goal just four year, and by late 1955 it would have catched up to US, when it tested it first deployable thermonuclear weapon.</text:span></text:p>
      <text:p text:style-name="P47"/>
      <text:p text:style-name="P50">In the early 1960's, the tone between the two supergiants was escalating, and during the 1960 United Nations General Assembly, <text:bookmark text:name="firstHeading1"/><text:span text:style-name="T33">Nikita Khrushchev, the leader of the Soviet Union, told the US “We’ll show you!”. </text:span><text:span text:style-name="T40">And b</text:span><text:span text:style-name="T38">y October of 1961 the warning would </text:span><text:span text:style-name="T39">materialize... </text:span></text:p>
      <text:p text:style-name="P43"/>
      <text:p text:style-name="P43"/>
      <text:p text:style-name="P29">Soviet timeline.</text:p>
      <text:p text:style-name="P43"/>
      <text:p text:style-name="P43"/>
      <text:p text:style-name="P48">Comparison between <text:span text:style-name="T73">nuclear</text:span> firsts.</text:p>
      <text:p text:style-name="P43"/>
      <text:p text:style-name="P44"/>
      <text:p text:style-name="P44"/>
      <text:p text:style-name="P16">Building the most powerful weapon ever. </text:p>
      <text:p text:style-name="P66"/>
      <text:p text:style-name="P63"><text:span text:style-name="T34">T</text:span><text:span text:style-name="T33">he work on a weapon of a magnitude which was </text:span><text:span text:style-name="T35">previoulsy</text:span><text:span text:style-name="T33"> unheard of </text:span><text:span text:style-name="T37">begun in</text:span><text:span text:style-name="T36"> </text:span><text:span text:style-name="T37">in </text:span><text:span text:style-name="T36">July of 1961, and the weapon would be ready by late october of the same year.</text:span></text:p>
      <text:p text:style-name="Text_20_body"/>
      <text:p text:style-name="P74">On October 30, a modified Soviet bomber took off from the Kola Peninsula, with a 27 000 kg bomb in its cargo. It would detonate at 11:32 over Novaya Zemlya archipelago in the Arctic Sea <text:line-break/> </text:p>
      <text:p text:style-name="P49"><text:span text:style-name="T44">Tsar </text:span><text:span text:style-name="T47">B</text:span><text:span text:style-name="T44">omba </text:span><text:span text:style-name="T48">falling...</text:span></text:p>
      <text:p text:style-name="P44"/>
      <text:p text:style-name="P51">The yield of the “Tsar Bomba” was estimated to be between 50 and 58 megaton, <text:span text:style-name="T74">or 3.5 times more powerful than the largest weapon ever tested by the US (Castle Bravo, 15 mt), or compared to the bomb dropped over Hiroshima, roughly 3100 times more powerful. </text:span></text:p>
      <text:p text:style-name="P51"/>
      <text:p text:style-name="P53">The “Tsar” was originally <text:span text:style-name="T75">designed to have yield of 100 megaton, but concerns of fallout and the release plane being knocked out of the sky by the shockwave, made the Soviet scientists reduce its yield.</text:span></text:p>
      <text:p text:style-name="P51"/>
      <text:p text:style-name="P65"><text:span text:style-name="T32">The TNT use</text:span>d used would be equivalent to a cube of TNT 312 on a side, approximately the height of the Eiffel Tower. </text:p>
      <text:p text:style-name="P52"/>
      <text:p text:style-name="P30">Eiffel Tower comparison</text:p>
      <text:p text:style-name="P35"/>
      <text:p text:style-name="P31">“Tsars” effect of different cities</text:p>
      <text:p text:style-name="P35"/>
      <text:p text:style-name="P35"/>
      <text:p text:style-name="P35"/>
      <text:p text:style-name="P56"/>
      <text:p text:style-name="P54"/>
      <text:p text:style-name="P57"/>
      <text:p text:style-name="P54"/>
      <text:p text:style-name="P54"><text:soft-page-break/></text:p>
      <text:p text:style-name="P35"/>
      <text:p text:style-name="P13">What if?</text:p>
      <text:p text:style-name="P33"/>
      <text:p text:style-name="Standard">The “Tsar” didn't do anything to release tension between the two superpowers, but soon, and with the Cuban missile crisis, the potential apocalyptic consequences of full out war with thermonuclear weapons. In 1963, the US and Soviet agreed to no longer test <text:s/>nuclear weapons in the atmosphere, underwater, or in outer space.  Underground testing was still allowed.</text:p>
      <text:p text:style-name="Standard"/>
      <text:p text:style-name="P67">It wasn't just the superpowers that <text:span text:style-name="T76">was interested in the power of nuclear weapons. As of early 2014, eight known countries had conducted tests of nuclear weapons. </text:span></text:p>
      <text:p text:style-name="P68"/>
      <text:p text:style-name="P70">It's also widely believed that <text:span text:style-name="T79">Israel have tested, and</text:span> <text:span text:style-name="T79">is in possession of nuclear weapon. It is believed that Israel and South Africa conducted a test in the Indian Ocean in September of 1979, but <text:s text:c="2"/>this remains highly disputed today.</text:span></text:p>
      <text:p text:style-name="P68"/>
      <text:p text:style-name="P69">Combined, the eight countries have conducted over 2000 known nuclear explosions. <text:span text:style-name="T77">The majority, over 1000, has been conducted by the US.</text:span> <text:span text:style-name="T77">Their last test was conducted in September of 1992.</text:span></text:p>
      <text:p text:style-name="P69"/>
      <text:p text:style-name="P71">The Soviet Union <text:span text:style-name="T78">has made over 700 test, France just over 200, China and the UK about 50, India and Pakistan around ten, and North Korea have made three known tests.</text:span></text:p>
      <text:p text:style-name="P71"/>
      <text:p text:style-name="P72">At its peak in in 1985, there were a total of <text:span text:style-name="T80">68 000 active weapons, but continuous disarmament and treaties has brought that number down to just over 4 000, about 90% of which are in either US and Russian possession.</text:span></text:p>
      <text:p text:style-name="P72"/>
      <text:p text:style-name="P73">Despite tens of thousands of nuclear weapon, until this day, nuclear weapons have only been used twice against a civilian population, <text:span text:style-name="T81">both times by the US over Japan, killing over 150,000 people, and effectively ending the Second World War. <text:s/></text:span></text:p>
      <text:p text:style-name="P72"/>
      <text:p text:style-name="P72"/>
      <text:p text:style-name="P33"/>
      <text:p text:style-name="P18">Tests</text:p>
      <text:p text:style-name="P32">40 – 9</text:p>
      <text:p text:style-name="P32"/>
      <text:p text:style-name="P32">50- 291 </text:p>
      <text:p text:style-name="P36"/>
      <text:p text:style-name="P55">60 – 703</text:p>
      <text:p text:style-name="P55"/>
      <text:p text:style-name="P55">70 - 553</text:p>
      <text:p text:style-name="P36"/>
      <text:p text:style-name="P55">80 - 437</text:p>
      <text:p text:style-name="P55"/>
      <text:p text:style-name="P58">90 – 60</text:p>
      <text:p text:style-name="P58"/>
      <text:p text:style-name="P19">00 - 3</text:p>
      <text:p text:style-name="P33"/>
      <text:p text:style-name="P33"/>
      <text:p text:style-name="Standard"><text:span text:style-name="T44">“Every man, woman and child lives under a nuclear </text:span><text:a xlink:type="simple" xlink:href="http://en.wikipedia.org/wiki/sword_of_Damocles"><text:span text:style-name="T44">sword of Damocles</text:span></text:a><text:span text:style-name="T44">, hanging by the slenderest of threads, capable of being cut at any moment by accident, or miscalculation, or by madness. The weapons of war must be abolished before they abolish us.“ - Kennedy, UN Speech 61</text:span></text:p>
      <text:p text:style-name="P33"/>
      <text:p text:style-name="P33"><text:soft-page-break/></text:p>
      <text:p text:style-name="P26">Interactive world map with timeline of other countries first detonations.</text:p>
      <text:p text:style-name="P26"/>
      <text:p text:style-name="P26"/>
      <text:p text:style-name="P27">Fact box – Statistics of current number of nuclear weapons.</text:p>
      <text:p text:style-name="P27"/>
      <text:p text:style-name="P37"/>
      <text:p text:style-name="P37"/>
      <text:p text:style-name="P37">Accidents <text:span text:style-name="T66">do happen...</text:span></text:p>
      <text:p text:style-name="P38"/>
      <text:p text:style-name="P38"/>
      <text:p text:style-name="P40">Just four days after <text:span text:style-name="T67">the</text:span></text:p>
      <text:p text:style-name="P38"/>
      <text:p text:style-name="P38"/>
      <text:p text:style-name="P38">Eureka crash</text:p>
      <text:p text:style-name="P38"/>
      <text:p text:style-name="P39">Miss<text:span text:style-name="T65">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9T17:01:08.032000000</dc:date>
    <meta:editing-duration>P1DT15H34M30S</meta:editing-duration>
    <meta:editing-cycles>315</meta:editing-cycles>
    <meta:generator>LibreOffice/4.1.4.2$Windows_x86 LibreOffice_project/0a0440ccc0227ad9829de5f46be37cfb6edcf72</meta:generator>
    <meta:document-statistic meta:table-count="0" meta:image-count="0" meta:object-count="0" meta:page-count="6" meta:paragraph-count="86" meta:word-count="1827" meta:character-count="10726" meta:non-whitespace-character-count="8947"/>
  </office:meta>
</office:document-meta>
</file>